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8.498cm" style:rel-column-width="32767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B1" style:family="table-cell">
      <style:table-cell-properties fo:border="0.002cm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02cm solid #000000" fo:padding="0.097cm"/>
    </style:style>
    <style:style style:name="Tableau5" style:family="table">
      <style:table-properties table:align="margins" style:width="16.999cm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able_20_Contents" style:family="paragraph">
      <style:text-properties style:font-size-asian="10.5pt" fo:font-size="12pt" style:font-size-complex="12pt"/>
    </style:style>
    <style:style style:name="P4" style:parent-style-name="Standard" style:family="paragraph">
      <style:text-properties style:font-size-asian="10.5pt" fo:font-size="12pt" style:font-size-complex="12pt"/>
    </style:style>
    <style:style style:name="P5" style:parent-style-name="Text_20_body" style:family="paragraph">
      <style:text-properties style:font-size-asian="5.25pt" fo:font-size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Héhé here I <office:annotation><dc:creator>POD</dc:creator><dc:date>2018-10-25T16:42:01</dc:date><text:p>No previous "if" statement could be found for this "else" statement.</text:p><text:p>    if not self.env.ifActions: raise ParsingError(ELSE_WITHOUT_IF)</text:p><text:p> appy.pod.buffers.ParsingError: No previous "if" statement could be found for this "else" statement.</text:p></office:annotation>have an « else » before I define any « if ».</text:p>
      <text:p text:style-name="P1"/>
      <text:p text:style-name="P1">This line <text:span text:style-name="T1">A</text:span> will be part of the result</text:p>
      <text:p text:style-name="P1"/>
      <text:p>Hello</text:p>
      <text:p text:style-name="P1"/>
      <text:p text:style-name="P1">Héhéhé here I <office:annotation><dc:creator>POD</dc:creator><dc:date>2018-10-25T16:42:01</dc:date><text:p>No previous "if" statement could be found for this "else" statement.</text:p><text:p>    if not self.env.ifActions: raise ParsingError(ELSE_WITHOUT_IF)</text:p><text:p> appy.pod.buffers.ParsingError: No previous "if" statement could be found for this "else" statement.</text:p></office:annotation>have an « else » but without any « unconsumed » if available.</text:p>
      <text:p text:style-name="P1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protected="false" table:style-name="Tableau1.A1">
            <text:p text:style-name="P2"><text:span text:style-name="T2">a</text:span> </text:p>
          </table:table-cell>
          <table:table-cell office:value-type="string" table:protected="false" table:style-name="Tableau1.B1">
            <text:p text:style-name="P2"><text:span text:style-name="T2">aa</text:span> </text:p>
          </table:table-cell>
        </table:table-row>
        <table:table-row>
          <table:table-cell office:value-type="string" table:protected="false" table:style-name="Tableau1.A1">
            <text:p text:style-name="P2"><text:span text:style-name="T2">bb</text:span> </text:p>
          </table:table-cell>
          <table:table-cell office:value-type="string" table:protected="false" table:style-name="Tableau1.B1">
            <text:p text:style-name="P2"><text:span text:style-name="T2">bb</text:span> </text:p>
          </table:table-cell>
        </table:table-row>
        <table:table-row>
          <table:table-cell office:value-type="string" table:protected="false" table:style-name="Tableau1.A1">
            <text:p text:style-name="P2"><text:span text:style-name="T2">cc</text:span> </text:p>
          </table:table-cell>
          <table:table-cell office:value-type="string" table:protected="false" table:style-name="Tableau1.B1">
            <text:p text:style-name="P2"><text:span text:style-name="T2">c</text:span> </text:p>
          </table:table-cell>
        </table:table-row>
        <table:table-row>
          <table:table-cell office:value-type="string" table:protected="false" table:style-name="Tableau1.A1">
            <text:p text:style-name="P2"><text:span text:style-name="T2">dd</text:span> </text:p>
          </table:table-cell>
          <table:table-cell office:value-type="string" table:protected="false" table:style-name="Tableau1.B1">
            <text:p text:style-name="P2"><text:span text:style-name="T2">dd</text:span> </text:p>
          </table:table-cell>
        </table:table-row>
      </table:table>
      <text:p text:style-name="P1"/>
      <text:h text:outline-level="2" text:style-name="Heading_20_2">Now an example with named « ifs ».</text:h>
      <text:section text:protected="false" text:style-name="Sect1" text:name="IfSection">
        <text:p text:style-name="P1"/>
        <text:p text:style-name="P1"/>
        <text:p text:style-name="P1">Blabla will be included!</text:p>
      </text:section>
      <text:p text:style-name="P1"/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outline-level="2" text:style-name="Heading_20_2">The same example with unnamed « ifs ».</text:h>
      <text:section text:protected="false" text:style-name="Sect1" text:name="Section1">
        <text:p text:style-name="P1"/>
        <text:p text:style-name="P1"/>
        <text:p text:style-name="P1">Blabla will be included!</text:p>
      </text:section>
      <text:p text:style-name="P1"/>
      <text:h text:outline-level="2" text:style-name="Heading_20_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number-columns-repeated="1" table:style-name="Tableau4.A"/>
        <table:table-row>
          <table:table-cell office:value-type="string" table:protected="false" table:style-name="Tableau4.A1"/>
        </table:table-row>
      </table:table>
      <text:p text:style-name="P5"/>
      <text:h text:outline-level="2" text:style-name="Heading_20_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number-columns-repeated="1" table:style-name="Tableau5.A"/>
        <table:table-row>
          <table:table-cell office:value-type="string" table:protected="false" table:style-name="Tableau5.A1"/>
        </table:table-row>
      </table:table>
      <text:p text:style-name="P5"/>
      <text:p text:style-name="Standard">It will not be rendered because it is linked to the first « if »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2:52:47</dc:date>
    <dc:language>fr-FR</dc:language>
    <meta:editing-cycles>18</meta:editing-cycles>
    <meta:editing-duration>PT3H59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33" meta:word-count="275" meta:character-count="1518"/>
    <dc:title>elseStatements</dc:title>
  </office:meta>
</office:document-meta>
</file>